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3bf" officeooo:paragraph-rsid="0005d3bf"/>
    </style:style>
    <style:style style:name="P2" style:family="paragraph" style:parent-style-name="Standard">
      <style:paragraph-properties fo:text-align="center" style:justify-single-word="false"/>
      <style:text-properties officeooo:rsid="0005d3bf" officeooo:paragraph-rsid="0005d3bf"/>
    </style:style>
    <style:style style:name="P3" style:family="paragraph" style:parent-style-name="Standard">
      <style:text-properties fo:font-size="12pt" officeooo:rsid="0005d3bf" officeooo:paragraph-rsid="0005d3b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5d3bf" officeooo:paragraph-rsid="000b45d9"/>
    </style:style>
    <style:style style:name="P5" style:family="paragraph" style:parent-style-name="Standard">
      <style:text-properties officeooo:rsid="0005d3bf" officeooo:paragraph-rsid="000b45d9"/>
    </style:style>
    <style:style style:name="P6" style:family="paragraph" style:parent-style-name="Standard">
      <style:paragraph-properties fo:line-height="90%"/>
      <style:text-properties fo:font-size="14pt" officeooo:rsid="0005d3bf" officeooo:paragraph-rsid="0005d3bf" style:font-size-asian="14pt" style:font-size-complex="14pt"/>
    </style:style>
    <style:style style:name="P7" style:family="paragraph" style:parent-style-name="Standard">
      <style:paragraph-properties fo:line-height="90%"/>
      <style:text-properties fo:font-size="14pt" officeooo:rsid="0005d3bf" officeooo:paragraph-rsid="0007730b" style:font-size-asian="14pt" style:font-size-complex="14pt"/>
    </style:style>
    <style:style style:name="P8" style:family="paragraph" style:parent-style-name="Standard">
      <style:paragraph-properties fo:line-height="90%"/>
      <style:text-properties fo:font-size="14pt" officeooo:rsid="0005d3bf" officeooo:paragraph-rsid="000b45d9" style:font-size-asian="14pt" style:font-size-complex="14pt"/>
    </style:style>
    <style:style style:name="P9" style:family="paragraph" style:parent-style-name="Standard">
      <style:paragraph-properties fo:line-height="90%"/>
      <style:text-properties fo:font-size="14pt" officeooo:rsid="0007730b" officeooo:paragraph-rsid="0007730b" style:font-size-asian="14pt" style:font-size-complex="14pt"/>
    </style:style>
    <style:style style:name="P10" style:family="paragraph" style:parent-style-name="Standard">
      <style:paragraph-properties fo:line-height="90%"/>
      <style:text-properties fo:font-size="14pt" officeooo:rsid="0007730b" officeooo:paragraph-rsid="000b45d9" style:font-size-asian="14pt" style:font-size-complex="14pt"/>
    </style:style>
    <style:style style:name="P11" style:family="paragraph">
      <loext:graphic-properties draw:fill="none" draw:fill-color="#111111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fill="none" draw:fill-color="#111111" draw:textarea-vertical-align="middle" draw:auto-grow-height="false" fo:min-height="3.203cm" fo:min-width="0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uvor de Um Fiel</text:span><text:tab/><text:tab/><text:span text:style-name="T2">Michelle Nascimento</text:span></text:p>
      <text:p text:style-name="P1"/>
      <text:p text:style-name="P6">É possível louvar a Deus na cela de uma prisão</text:p>
      <text:p text:style-name="P6">É possível cantar quando tudo está escuro</text:p>
      <text:p text:style-name="P6">E a dor assola o coração</text:p>
      <text:p text:style-name="P6">Açoitados aprisionados Paulo e Silas estavam</text:p>
      <text:p text:style-name="P6">Algemados feridos e mesmo assim louvavam</text:p>
      <text:p text:style-name="P6"/>
      <text:p text:style-name="P6">*** É assim a vida de um servo fiel,</text:p>
      <text:p text:style-name="P6">Seu louvor rompe barreiras e chega no céu</text:p>
      <text:p text:style-name="P6">Não tem prisão que impeça o teu louvor. Nada pode deter um adorador</text:p>
      <text:p text:style-name="P6">É assim a vida de um servo fiel,</text:p>
      <text:p text:style-name="P6">Seu louvor rompe cadeias e chega no céu</text:p>
      <text:p text:style-name="P6">Não tem prisão que impeça o teu louvor. Nada pode deter um adorador</text:p>
      <text:p text:style-name="P6"/>
      <text:p text:style-name="P6">A meia noite Deus mandou um terremoto abalar a estrutura daquele lugar</text:p>
      <text:p text:style-name="P6">Tudo isso por que Deus não suporta ver um adorador sofrer.</text:p>
      <text:p text:style-name="P6"/>
      <text:p text:style-name="P6">A terra para, o céu se abre</text:p>
      <text:p text:style-name="P6">Muralhas caem quando você louva</text:p>
      <text:p text:style-name="P6">Portas se abrem, a benção chega</text:p>
      <text:p text:style-name="P6">Quando você louva a vitoria vem</text:p>
      <text:p text:style-name="P6"/>
      <text:p text:style-name="P6">Louve que as barreiras caem,</text:p>
      <text:p text:style-name="P6">Louve que o céu se abre</text:p>
      <text:p text:style-name="P6">Louve com o coração,</text:p>
      <text:p text:style-name="P6">Adore ao Senhor em qualquer situação</text:p>
      <text:p text:style-name="P6"/>
      <text:p text:style-name="P7"><draw:custom-shape text:anchor-type="paragraph" draw:z-index="0" draw:name="Forma1" draw:style-name="gr1" draw:text-style-name="P11" svg:width="0.239cm" svg:height="3.493cm" svg:x="8.292cm" svg:y="0.037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e que as barreiras caem,</text:p>
      <text:p text:style-name="P7"><draw:frame text:anchor-type="paragraph" draw:z-index="1" draw:name="Forma2" draw:style-name="gr2" draw:text-style-name="P13" svg:width="0.636cm" svg:height="2.437cm" svg:x="8.768cm" svg:y="0.03cm"><draw:text-box><text:p text:style-name="P12">F</text:p><text:p text:style-name="P12">I</text:p><text:p text:style-name="P12">N</text:p><text:p text:style-name="P12">A</text:p><text:p text:style-name="P12">L</text:p></draw:text-box></draw:frame>Louve que o céu se abre</text:p>
      <text:p text:style-name="P7">Louve com o coração,</text:p>
      <text:p text:style-name="P7">Adore ao Senhor em qualquer situação</text:p>
      <text:p text:style-name="P7">Adore ao Senhor em qualquer situação</text:p>
      <text:p text:style-name="P7">Adore ao Senhor em qualquer situação</text:p>
      <text:p text:style-name="P9">Louve, louve, louve</text:p>
      <text:p text:style-name="P4"><text:span text:style-name="T1">Louvor de Um Fiel</text:span><text:tab/><text:tab/><text:span text:style-name="T2">Michelle Nascimento</text:span></text:p>
      <text:p text:style-name="P5"/>
      <text:p text:style-name="P8">É possível louvar a Deus na cela de uma prisão</text:p>
      <text:p text:style-name="P8">É possível cantar quando tudo está escuro</text:p>
      <text:p text:style-name="P8">E a dor assola o coração</text:p>
      <text:p text:style-name="P8">Açoitados aprisionados Paulo e Silas estavam</text:p>
      <text:p text:style-name="P8">Algemados feridos e mesmo assim louvavam</text:p>
      <text:p text:style-name="P8"/>
      <text:p text:style-name="P8">*** É assim a vida de um servo fiel,</text:p>
      <text:p text:style-name="P8">Seu louvor rompe barreiras e chega no céu</text:p>
      <text:p text:style-name="P8">Não tem prisão que impeça o teu louvor. Nada pode deter um adorador</text:p>
      <text:p text:style-name="P8">É assim a vida de um servo fiel,</text:p>
      <text:p text:style-name="P8">Seu louvor rompe cadeias e chega no céu</text:p>
      <text:p text:style-name="P8">Não tem prisão que impeça o teu louvor. Nada pode deter um adorador</text:p>
      <text:p text:style-name="P8"/>
      <text:p text:style-name="P8">A meia noite Deus mandou um terremoto abalar a estrutura daquele lugar</text:p>
      <text:p text:style-name="P8">Tudo isso por que Deus não suporta ver um adorador sofrer.</text:p>
      <text:p text:style-name="P8"/>
      <text:p text:style-name="P8">A terra para, o céu se abre</text:p>
      <text:p text:style-name="P8">Muralhas caem quando você louva</text:p>
      <text:p text:style-name="P8">Portas se abrem, a benção chega</text:p>
      <text:p text:style-name="P8">Quando você louva a vitoria vem</text:p>
      <text:p text:style-name="P8"/>
      <text:p text:style-name="P8">Louve que as barreiras caem,</text:p>
      <text:p text:style-name="P8">Louve que o céu se abre</text:p>
      <text:p text:style-name="P8">Louve com o coração,</text:p>
      <text:p text:style-name="P8">Adore ao Senhor em qualquer situação</text:p>
      <text:p text:style-name="P8"/>
      <text:p text:style-name="P8"><draw:custom-shape text:anchor-type="paragraph" draw:z-index="2" draw:name="Forma1" draw:style-name="gr1" draw:text-style-name="P11" svg:width="0.239cm" svg:height="3.493cm" svg:x="8.292cm" svg:y="0.037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ouve que as barreiras caem,</text:p>
      <text:p text:style-name="P8"><draw:frame text:anchor-type="paragraph" draw:z-index="3" draw:name="Forma2" draw:style-name="gr2" draw:text-style-name="P13" svg:width="0.636cm" svg:height="2.437cm" svg:x="8.768cm" svg:y="0.03cm"><draw:text-box><text:p text:style-name="P12">F</text:p><text:p text:style-name="P12">I</text:p><text:p text:style-name="P12">N</text:p><text:p text:style-name="P12">A</text:p><text:p text:style-name="P12">L</text:p></draw:text-box></draw:frame>Louve que o céu se abre</text:p>
      <text:p text:style-name="P8">Louve com o coração,</text:p>
      <text:p text:style-name="P8">Adore ao Senhor em qualquer situação</text:p>
      <text:p text:style-name="P8">Adore ao Senhor em qualquer situação</text:p>
      <text:p text:style-name="P8">Adore ao Senhor em qualquer situação</text:p>
      <text:p text:style-name="P10">Louve, louve, lou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cm">
          <style:column-sep style:width="0.009cm" style:color="#000000" style:height="100%" style:style="dashed"/>
          <style:column style:rel-width="8419*" fo:start-indent="0cm" fo:end-indent="0cm"/>
          <style:column style:rel-width="84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02:31.388087175</meta:creation-date>
    <dc:date>2016-05-07T21:58:45.817489276</dc:date>
    <meta:editing-duration>PT9M29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58" meta:word-count="408" meta:character-count="2136" meta:non-whitespace-character-count="1784"/>
  </office:meta>
</office:document-meta>
</file>